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4.7472in" svg:y="0.9831in">
            <draw:object draw:notify-on-update-of-ranges="Sheet1.A1:Sheet1.A1 Sheet1.A2:Sheet1.A102 Sheet1.B1:Sheet1.B1 Sheet1.B2:Sheet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 (A)</text:p>
          </table:table-cell>
          <table:table-cell office:value-type="string" calcext:value-type="string">
            <text:p>y (A)</text:p>
          </table:table-cell>
          <table:table-cell office:value-type="string" calcext:value-type="string">
            <text:p>omega (w)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Height (amp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E$2]* SIN([.$C$2] * [.A2] + 0)" office:value-type="float" office:value="0" calcext:value-type="float">
            <text:p>0</text:p>
          </table:table-cell>
          <table:table-cell table:formula="of:=2 * PI() * [.D2]" office:value-type="float" office:value="0.0628318530717959" calcext:value-type="float">
            <text:p>0.062831853071796</text:p>
          </table:table-cell>
          <table:table-cell table:formula="of:=1/[.D4]" office:value-type="float" office:value="0.01" calcext:value-type="float">
            <text:p>0.0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$2]* SIN([.$C$2] * [.A3] + 0)" office:value-type="float" office:value="0.156976298823283" calcext:value-type="float">
            <text:p>0.156976298823283</text:p>
          </table:table-cell>
          <table:table-cell/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E$2]* SIN([.$C$2] * [.A4] + 0)" office:value-type="float" office:value="0.313333083910761" calcext:value-type="float">
            <text:p>0.313333083910761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E$2]* SIN([.$C$2] * [.A5] + 0)" office:value-type="float" office:value="0.468453286464312" calcext:value-type="float">
            <text:p>0.4684532864643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E$2]* SIN([.$C$2] * [.A6] + 0)" office:value-type="float" office:value="0.621724717912137" calcext:value-type="float">
            <text:p>0.6217247179121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E$2]* SIN([.$C$2] * [.A7] + 0)" office:value-type="float" office:value="0.772542485937368" calcext:value-type="float">
            <text:p>0.7725424859373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E$2]* SIN([.$C$2] * [.A8] + 0)" office:value-type="float" office:value="0.920311381711695" calcext:value-type="float">
            <text:p>0.92031138171169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E$2]* SIN([.$C$2] * [.A9] + 0)" office:value-type="float" office:value="1.06444822891268" calcext:value-type="float">
            <text:p>1.064448228912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E$2]* SIN([.$C$2] * [.A10] + 0)" office:value-type="float" office:value="1.20438418525429" calcext:value-type="float">
            <text:p>1.204384185254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E$2]* SIN([.$C$2] * [.A11] + 0)" office:value-type="float" office:value="1.33956698744749" calcext:value-type="float">
            <text:p>1.339566987447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E$2]* SIN([.$C$2] * [.A12] + 0)" office:value-type="float" office:value="1.46946313073118" calcext:value-type="float">
            <text:p>1.4694631307311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E$2]* SIN([.$C$2] * [.A13] + 0)" office:value-type="float" office:value="1.59355997437172" calcext:value-type="float">
            <text:p>1.5935599743717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E$2]* SIN([.$C$2] * [.A14] + 0)" office:value-type="float" office:value="1.71136776482172" calcext:value-type="float">
            <text:p>1.7113677648217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E$2]* SIN([.$C$2] * [.A15] + 0)" office:value-type="float" office:value="1.82242156855353" calcext:value-type="float">
            <text:p>1.8224215685535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E$2]* SIN([.$C$2] * [.A16] + 0)" office:value-type="float" office:value="1.92628310693947" calcext:value-type="float">
            <text:p>1.9262831069394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E$2]* SIN([.$C$2] * [.A17] + 0)" office:value-type="float" office:value="2.02254248593737" calcext:value-type="float">
            <text:p>2.0225424859373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E$2]* SIN([.$C$2] * [.A18] + 0)" office:value-type="float" office:value="2.11081981375504" calcext:value-type="float">
            <text:p>2.1108198137550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E$2]* SIN([.$C$2] * [.A19] + 0)" office:value-type="float" office:value="2.19076670010966" calcext:value-type="float">
            <text:p>2.1907667001096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E$2]* SIN([.$C$2] * [.A20] + 0)" office:value-type="float" office:value="2.26206763116505" calcext:value-type="float">
            <text:p>2.262067631165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E$2]* SIN([.$C$2] * [.A21] + 0)" office:value-type="float" office:value="2.32444121472063" calcext:value-type="float">
            <text:p>2.3244412147206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E$2]* SIN([.$C$2] * [.A22] + 0)" office:value-type="float" office:value="2.37764129073788" calcext:value-type="float">
            <text:p>2.3776412907378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E$2]* SIN([.$C$2] * [.A23] + 0)" office:value-type="float" office:value="2.42145790282158" calcext:value-type="float">
            <text:p>2.4214579028215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E$2]* SIN([.$C$2] * [.A24] + 0)" office:value-type="float" office:value="2.45571812682172" calcext:value-type="float">
            <text:p>2.4557181268217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E$2]* SIN([.$C$2] * [.A25] + 0)" office:value-type="float" office:value="2.48028675328619" calcext:value-type="float">
            <text:p>2.4802867532861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E$2]* SIN([.$C$2] * [.A26] + 0)" office:value-type="float" office:value="2.49506682107068" calcext:value-type="float">
            <text:p>2.4950668210706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E$2]* SIN([.$C$2] * [.A27] + 0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E$2]* SIN([.$C$2] * [.A28] + 0)" office:value-type="float" office:value="2.49506682107068" calcext:value-type="float">
            <text:p>2.4950668210706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E$2]* SIN([.$C$2] * [.A29] + 0)" office:value-type="float" office:value="2.48028675328619" calcext:value-type="float">
            <text:p>2.4802867532861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E$2]* SIN([.$C$2] * [.A30] + 0)" office:value-type="float" office:value="2.45571812682172" calcext:value-type="float">
            <text:p>2.4557181268217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E$2]* SIN([.$C$2] * [.A31] + 0)" office:value-type="float" office:value="2.42145790282158" calcext:value-type="float">
            <text:p>2.421457902821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E$2]* SIN([.$C$2] * [.A32] + 0)" office:value-type="float" office:value="2.37764129073788" calcext:value-type="float">
            <text:p>2.3776412907378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E$2]* SIN([.$C$2] * [.A33] + 0)" office:value-type="float" office:value="2.32444121472063" calcext:value-type="float">
            <text:p>2.3244412147206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E$2]* SIN([.$C$2] * [.A34] + 0)" office:value-type="float" office:value="2.26206763116505" calcext:value-type="float">
            <text:p>2.2620676311650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E$2]* SIN([.$C$2] * [.A35] + 0)" office:value-type="float" office:value="2.19076670010966" calcext:value-type="float">
            <text:p>2.1907667001096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E$2]* SIN([.$C$2] * [.A36] + 0)" office:value-type="float" office:value="2.11081981375504" calcext:value-type="float">
            <text:p>2.1108198137550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E$2]* SIN([.$C$2] * [.A37] + 0)" office:value-type="float" office:value="2.02254248593737" calcext:value-type="float">
            <text:p>2.0225424859373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E$2]* SIN([.$C$2] * [.A38] + 0)" office:value-type="float" office:value="1.92628310693947" calcext:value-type="float">
            <text:p>1.9262831069394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E$2]* SIN([.$C$2] * [.A39] + 0)" office:value-type="float" office:value="1.82242156855353" calcext:value-type="float">
            <text:p>1.8224215685535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E$2]* SIN([.$C$2] * [.A40] + 0)" office:value-type="float" office:value="1.71136776482172" calcext:value-type="float">
            <text:p>1.7113677648217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E$2]* SIN([.$C$2] * [.A41] + 0)" office:value-type="float" office:value="1.59355997437172" calcext:value-type="float">
            <text:p>1.593559974371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E$2]* SIN([.$C$2] * [.A42] + 0)" office:value-type="float" office:value="1.46946313073118" calcext:value-type="float">
            <text:p>1.4694631307311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E$2]* SIN([.$C$2] * [.A43] + 0)" office:value-type="float" office:value="1.33956698744749" calcext:value-type="float">
            <text:p>1.3395669874474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E$2]* SIN([.$C$2] * [.A44] + 0)" office:value-type="float" office:value="1.20438418525429" calcext:value-type="float">
            <text:p>1.2043841852542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E$2]* SIN([.$C$2] * [.A45] + 0)" office:value-type="float" office:value="1.06444822891268" calcext:value-type="float">
            <text:p>1.06444822891268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E$2]* SIN([.$C$2] * [.A46] + 0)" office:value-type="float" office:value="0.920311381711694" calcext:value-type="float">
            <text:p>0.92031138171169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E$2]* SIN([.$C$2] * [.A47] + 0)" office:value-type="float" office:value="0.772542485937368" calcext:value-type="float">
            <text:p>0.77254248593736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E$2]* SIN([.$C$2] * [.A48] + 0)" office:value-type="float" office:value="0.621724717912137" calcext:value-type="float">
            <text:p>0.62172471791213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E$2]* SIN([.$C$2] * [.A49] + 0)" office:value-type="float" office:value="0.468453286464311" calcext:value-type="float">
            <text:p>0.46845328646431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E$2]* SIN([.$C$2] * [.A50] + 0)" office:value-type="float" office:value="0.31333308391076" calcext:value-type="float">
            <text:p>0.3133330839107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E$2]* SIN([.$C$2] * [.A51] + 0)" office:value-type="float" office:value="0.156976298823283" calcext:value-type="float">
            <text:p>0.15697629882328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E$2]* SIN([.$C$2] * [.A52] + 0)" office:value-type="float" office:value="-8.04061324838318E-016" calcext:value-type="float">
            <text:p>-8.04061324838318E-1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E$2]* SIN([.$C$2] * [.A53] + 0)" office:value-type="float" office:value="-0.156976298823283" calcext:value-type="float">
            <text:p>-0.15697629882328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E$2]* SIN([.$C$2] * [.A54] + 0)" office:value-type="float" office:value="-0.313333083910761" calcext:value-type="float">
            <text:p>-0.31333308391076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E$2]* SIN([.$C$2] * [.A55] + 0)" office:value-type="float" office:value="-0.468453286464312" calcext:value-type="float">
            <text:p>-0.46845328646431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E$2]* SIN([.$C$2] * [.A56] + 0)" office:value-type="float" office:value="-0.621724717912138" calcext:value-type="float">
            <text:p>-0.62172471791213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E$2]* SIN([.$C$2] * [.A57] + 0)" office:value-type="float" office:value="-0.772542485937369" calcext:value-type="float">
            <text:p>-0.77254248593736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E$2]* SIN([.$C$2] * [.A58] + 0)" office:value-type="float" office:value="-0.920311381711696" calcext:value-type="float">
            <text:p>-0.92031138171169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E$2]* SIN([.$C$2] * [.A59] + 0)" office:value-type="float" office:value="-1.06444822891268" calcext:value-type="float">
            <text:p>-1.0644482289126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E$2]* SIN([.$C$2] * [.A60] + 0)" office:value-type="float" office:value="-1.20438418525429" calcext:value-type="float">
            <text:p>-1.2043841852542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E$2]* SIN([.$C$2] * [.A61] + 0)" office:value-type="float" office:value="-1.33956698744749" calcext:value-type="float">
            <text:p>-1.3395669874474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E$2]* SIN([.$C$2] * [.A62] + 0)" office:value-type="float" office:value="-1.46946313073118" calcext:value-type="float">
            <text:p>-1.4694631307311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E$2]* SIN([.$C$2] * [.A63] + 0)" office:value-type="float" office:value="-1.59355997437173" calcext:value-type="float">
            <text:p>-1.5935599743717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E$2]* SIN([.$C$2] * [.A64] + 0)" office:value-type="float" office:value="-1.71136776482172" calcext:value-type="float">
            <text:p>-1.7113677648217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E$2]* SIN([.$C$2] * [.A65] + 0)" office:value-type="float" office:value="-1.82242156855353" calcext:value-type="float">
            <text:p>-1.8224215685535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E$2]* SIN([.$C$2] * [.A66] + 0)" office:value-type="float" office:value="-1.92628310693947" calcext:value-type="float">
            <text:p>-1.9262831069394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E$2]* SIN([.$C$2] * [.A67] + 0)" office:value-type="float" office:value="-2.02254248593737" calcext:value-type="float">
            <text:p>-2.0225424859373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E$2]* SIN([.$C$2] * [.A68] + 0)" office:value-type="float" office:value="-2.11081981375504" calcext:value-type="float">
            <text:p>-2.1108198137550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E$2]* SIN([.$C$2] * [.A69] + 0)" office:value-type="float" office:value="-2.19076670010966" calcext:value-type="float">
            <text:p>-2.1907667001096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E$2]* SIN([.$C$2] * [.A70] + 0)" office:value-type="float" office:value="-2.26206763116505" calcext:value-type="float">
            <text:p>-2.2620676311650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E$2]* SIN([.$C$2] * [.A71] + 0)" office:value-type="float" office:value="-2.32444121472063" calcext:value-type="float">
            <text:p>-2.3244412147206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E$2]* SIN([.$C$2] * [.A72] + 0)" office:value-type="float" office:value="-2.37764129073788" calcext:value-type="float">
            <text:p>-2.3776412907378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E$2]* SIN([.$C$2] * [.A73] + 0)" office:value-type="float" office:value="-2.42145790282158" calcext:value-type="float">
            <text:p>-2.4214579028215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E$2]* SIN([.$C$2] * [.A74] + 0)" office:value-type="float" office:value="-2.45571812682172" calcext:value-type="float">
            <text:p>-2.455718126821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E$2]* SIN([.$C$2] * [.A75] + 0)" office:value-type="float" office:value="-2.48028675328619" calcext:value-type="float">
            <text:p>-2.4802867532861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E$2]* SIN([.$C$2] * [.A76] + 0)" office:value-type="float" office:value="-2.49506682107068" calcext:value-type="float">
            <text:p>-2.495066821070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E$2]* SIN([.$C$2] * [.A77] + 0)" office:value-type="float" office:value="-2.5" calcext:value-type="float">
            <text:p>-2.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E$2]* SIN([.$C$2] * [.A78] + 0)" office:value-type="float" office:value="-2.49506682107068" calcext:value-type="float">
            <text:p>-2.4950668210706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E$2]* SIN([.$C$2] * [.A79] + 0)" office:value-type="float" office:value="-2.48028675328619" calcext:value-type="float">
            <text:p>-2.48028675328619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E$2]* SIN([.$C$2] * [.A80] + 0)" office:value-type="float" office:value="-2.45571812682172" calcext:value-type="float">
            <text:p>-2.4557181268217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E$2]* SIN([.$C$2] * [.A81] + 0)" office:value-type="float" office:value="-2.42145790282158" calcext:value-type="float">
            <text:p>-2.4214579028215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E$2]* SIN([.$C$2] * [.A82] + 0)" office:value-type="float" office:value="-2.37764129073788" calcext:value-type="float">
            <text:p>-2.3776412907378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E$2]* SIN([.$C$2] * [.A83] + 0)" office:value-type="float" office:value="-2.32444121472063" calcext:value-type="float">
            <text:p>-2.32444121472063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E$2]* SIN([.$C$2] * [.A84] + 0)" office:value-type="float" office:value="-2.26206763116505" calcext:value-type="float">
            <text:p>-2.2620676311650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E$2]* SIN([.$C$2] * [.A85] + 0)" office:value-type="float" office:value="-2.19076670010966" calcext:value-type="float">
            <text:p>-2.1907667001096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E$2]* SIN([.$C$2] * [.A86] + 0)" office:value-type="float" office:value="-2.11081981375504" calcext:value-type="float">
            <text:p>-2.1108198137550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E$2]* SIN([.$C$2] * [.A87] + 0)" office:value-type="float" office:value="-2.02254248593737" calcext:value-type="float">
            <text:p>-2.0225424859373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E$2]* SIN([.$C$2] * [.A88] + 0)" office:value-type="float" office:value="-1.92628310693947" calcext:value-type="float">
            <text:p>-1.9262831069394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E$2]* SIN([.$C$2] * [.A89] + 0)" office:value-type="float" office:value="-1.82242156855353" calcext:value-type="float">
            <text:p>-1.8224215685535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E$2]* SIN([.$C$2] * [.A90] + 0)" office:value-type="float" office:value="-1.71136776482172" calcext:value-type="float">
            <text:p>-1.7113677648217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E$2]* SIN([.$C$2] * [.A91] + 0)" office:value-type="float" office:value="-1.59355997437172" calcext:value-type="float">
            <text:p>-1.5935599743717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E$2]* SIN([.$C$2] * [.A92] + 0)" office:value-type="float" office:value="-1.46946313073118" calcext:value-type="float">
            <text:p>-1.4694631307311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E$2]* SIN([.$C$2] * [.A93] + 0)" office:value-type="float" office:value="-1.33956698744749" calcext:value-type="float">
            <text:p>-1.3395669874474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E$2]* SIN([.$C$2] * [.A94] + 0)" office:value-type="float" office:value="-1.20438418525429" calcext:value-type="float">
            <text:p>-1.2043841852542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E$2]* SIN([.$C$2] * [.A95] + 0)" office:value-type="float" office:value="-1.06444822891268" calcext:value-type="float">
            <text:p>-1.0644482289126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E$2]* SIN([.$C$2] * [.A96] + 0)" office:value-type="float" office:value="-0.920311381711695" calcext:value-type="float">
            <text:p>-0.920311381711695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E$2]* SIN([.$C$2] * [.A97] + 0)" office:value-type="float" office:value="-0.772542485937367" calcext:value-type="float">
            <text:p>-0.77254248593736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E$2]* SIN([.$C$2] * [.A98] + 0)" office:value-type="float" office:value="-0.621724717912136" calcext:value-type="float">
            <text:p>-0.62172471791213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E$2]* SIN([.$C$2] * [.A99] + 0)" office:value-type="float" office:value="-0.468453286464312" calcext:value-type="float">
            <text:p>-0.4684532864643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E$2]* SIN([.$C$2] * [.A100] + 0)" office:value-type="float" office:value="-0.313333083910759" calcext:value-type="float">
            <text:p>-0.31333308391075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E$2]* SIN([.$C$2] * [.A101] + 0)" office:value-type="float" office:value="-0.156976298823283" calcext:value-type="float">
            <text:p>-0.15697629882328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E$2]* SIN([.$C$2] * [.A102] + 0)" office:value-type="float" office:value="1.60812264967664E-015" calcext:value-type="float">
            <text:p>1.60812264967664E-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2-30T10:06:32.791956606</meta:creation-date>
    <dc:date>2021-12-30T10:56:09.141297678</dc:date>
    <meta:editing-duration>PT42S</meta:editing-duration>
    <meta:editing-cycles>2</meta:editing-cycles>
    <meta:generator>LibreOffice/7.0.4.2$Linux_X86_64 LibreOffice_project/dcf040e67528d9187c66b2379df5ea4407429775</meta:generator>
    <meta:document-statistic meta:table-count="1" meta:cell-count="2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13cm" svg:y="4.203cm" style:legend-expansion="high" chart:style-name="ch2"/>
        <chart:plot-area chart:style-name="ch3" table:cell-range-address="Sheet1.A1:Sheet1.B102" chart:data-source-has-labels="row" svg:x="0.319cm" svg:y="0.18cm" svg:width="13.275cm" svg:height="8.645cm">
          <chart:coordinate-region svg:x="0.861cm" svg:y="0.379cm" svg:width="12.45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2" chart:label-cell-address="Sheet1.B1:Sheet1.B1" chart:class="chart:scatter">
            <chart:domain table:cell-range-address="Sheet1.A2:Sheet1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 (A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0">
                <text:p>0</text:p>
                <draw:g>
                  <svg:desc>Sheet1.B2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6976298823283">
                <text:p>0.156976298823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3333083910761">
                <text:p>0.313333083910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68453286464312">
                <text:p>0.468453286464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21724717912137">
                <text:p>0.621724717912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72542485937368">
                <text:p>0.77254248593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20311381711695">
                <text:p>0.920311381711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06444822891268">
                <text:p>1.06444822891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9355997437172">
                <text:p>1.59355997437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32444121472063">
                <text:p>2.32444121472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48028675328619">
                <text:p>2.480286753286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48028675328619">
                <text:p>2.48028675328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32444121472063">
                <text:p>2.32444121472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59355997437172">
                <text:p>1.59355997437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06444822891268">
                <text:p>1.06444822891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20311381711694">
                <text:p>0.920311381711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72542485937368">
                <text:p>0.772542485937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21724717912137">
                <text:p>0.6217247179121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468453286464311">
                <text:p>0.4684532864643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1333308391076">
                <text:p>0.31333308391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56976298823283">
                <text:p>0.156976298823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8.04061324838318E-016">
                <text:p>-8.04061324838318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156976298823283">
                <text:p>-0.156976298823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313333083910761">
                <text:p>-0.313333083910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468453286464312">
                <text:p>-0.468453286464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621724717912138">
                <text:p>-0.621724717912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772542485937369">
                <text:p>-0.7725424859373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920311381711696">
                <text:p>-0.920311381711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06444822891268">
                <text:p>-1.064448228912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20438418525429">
                <text:p>-1.20438418525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33956698744749">
                <text:p>-1.339566987447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59355997437173">
                <text:p>-1.593559974371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71136776482172">
                <text:p>-1.71136776482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82242156855353">
                <text:p>-1.82242156855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92628310693947">
                <text:p>-1.92628310693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2.11081981375504">
                <text:p>-2.110819813755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2.19076670010966">
                <text:p>-2.19076670010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2.26206763116505">
                <text:p>-2.26206763116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.42145790282158">
                <text:p>-2.42145790282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.45571812682172">
                <text:p>-2.455718126821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.49506682107068">
                <text:p>-2.495066821070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.49506682107068">
                <text:p>-2.495066821070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.45571812682172">
                <text:p>-2.45571812682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.42145790282158">
                <text:p>-2.42145790282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.37764129073788">
                <text:p>-2.37764129073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2.26206763116505">
                <text:p>-2.26206763116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2.19076670010966">
                <text:p>-2.19076670010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2.11081981375504">
                <text:p>-2.11081981375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92628310693947">
                <text:p>-1.926283106939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82242156855353">
                <text:p>-1.822421568553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71136776482172">
                <text:p>-1.71136776482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59355997437172">
                <text:p>-1.593559974371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46946313073118">
                <text:p>-1.469463130731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33956698744749">
                <text:p>-1.33956698744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20438418525429">
                <text:p>-1.20438418525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06444822891268">
                <text:p>-1.064448228912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920311381711695">
                <text:p>-0.920311381711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772542485937367">
                <text:p>-0.7725424859373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621724717912136">
                <text:p>-0.621724717912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468453286464312">
                <text:p>-0.4684532864643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313333083910759">
                <text:p>-0.313333083910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56976298823283">
                <text:p>-0.156976298823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.60812264967664E-015">
                <text:p>1.6081226496766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dcf040e67528d9187c66b2379df5ea4407429775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